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fo:language="nl" fo:country="BE"/>
    </style:style>
    <style:style style:name="P2" style:family="paragraph" style:parent-style-name="Standard">
      <style:text-properties fo:language="nl" fo:country="BE"/>
    </style:style>
    <style:style style:name="P3" style:family="paragraph" style:parent-style-name="Standard">
      <style:text-properties fo:language="en" fo:country="GB"/>
    </style:style>
    <style:style style:name="T1" style:family="text">
      <style:text-properties fo:language="nl" fo:country="BE"/>
    </style:style>
    <style:style style:name="T2" style:family="text"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erklarende woordenlijst</text:h>
      <text:p text:style-name="P2"/>
      <text:p text:style-name="P2">API……………………….. Application Programming Interface</text:p>
      <text:p text:style-name="P3">GUI………………………. Graphical user interface</text:p>
      <text:p text:style-name="P3">UML……………………... Unified Modelling Language </text:p>
      <text:p text:style-name="P3">XML……………………... eXtensible Markup Language</text:p>
      <text:p text:style-name="P3">HTML……………………. HyperText Markup Language</text:p>
      <text:p text:style-name="P2">DOM……………………... Document Object Model</text:p>
      <text:p text:style-name="Standard"><text:span text:style-name="T1">SAX………………………. </text:span><text:span text:style-name="T2">Simple API for XML</text:span></text:p>
      <text:p text:style-name="Standard"><text:span text:style-name="T2">XPP3……………………… </text:span><text:span text:style-name="T1">XML Pull Parser 3rd editio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tandaardalinea-lettertyp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erklarende woordenlijst</dc:title>
    <meta:initial-creator> </meta:initial-creator>
    <meta:creation-date>2008-04-01T14:57:00</meta:creation-date>
    <dc:creator>mitch</dc:creator>
    <dc:date>2008-05-21T08:28:00</dc:date>
    <meta:editing-cycles>6</meta:editing-cycles>
    <meta:editing-duration>PT6M</meta:editing-duration>
    <meta:document-statistic meta:table-count="0" meta:image-count="0" meta:object-count="0" meta:page-count="1" meta:paragraph-count="9" meta:word-count="37" meta:character-count="341" meta:non-whitespace-character-count="312"/>
    <meta:generator>LibreOffice/5.3.3.2$Linux_X86_64 LibreOffice_project/30m0$Build-2</meta:generator>
  </office:meta>
</office:document-meta>
</file>